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0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8 Kislev 5623</text:p>
      <text:p text:style-name="P2">Date (derived from Gregorian calendar)<text:tab/>November 1862</text:p>
      <text:p text:style-name="P2">Month<text:tab/><text:tab/><text:tab/><text:tab/><text:tab/><text:tab/>November</text:p>
      <text:p text:style-name="P2">Year<text:tab/><text:tab/><text:tab/><text:tab/><text:tab/><text:tab/>186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<text:span text:style-name="T1">545 Nth 6</text:span><text:span text:style-name="T2">th</text:span><text:span text:style-name="T1"> St/</text:span></text:p>
      <text:p text:style-name="P4"><text:span text:style-name="T1">Philadelphia 8</text:span><text:span text:style-name="T2">th</text:span><text:span text:style-name="T1"> Kislev 5623/</text:span></text:p>
      <text:p text:style-name="P2">Respected Sir/</text:p>
      <text:p text:style-name="P2"><text:tab/>When the prayers of Israel are everywhere with one/ record wafted to the throne of grace for the eternal repose of your/ lamented consort, permit one who was honored with her [crossed-out: personal]/ acquaintance to join in this universal outpouring of the/ faithful, and exclaim [Hebrew]/ [?], by reason of various circumstances, in the ful/=filment of a duty, which your former kindness demanded/ at my hands, I am nevertheless, respected for, deeply conern'd/ in your affliction, and beg to offer now my sincere condolence./ <text:s/>But while thus impelled to express the feelings I experience,/ at the irreparable loss which the outcasts of Judah have/ sustained with yourself, it would be a presumption to point/ out to you the true source whence you will derive consolation./ <text:s/>Your sterling virtues and piety are not unknown to me./ <text:s/>It is by their continual exercise that your sorrow will be/ essuaged, and that you will enjoy a fortaste[?] of the heavenly/ bliss, in which the sainted copartner of your life now delights./ <text:s/>Nor, <text:soft-page-break/>as my revered Teacher once wrote of her “The fear of God/</text:p>
      <text:p text:style-name="P2"/>
      <text:p text:style-name="P2">[Page 2]</text:p>
      <text:p text:style-name="P2">shone upon her countenance, as it reflected in all/ her deeds.” <text:s/>[Hebrew]/</text:p>
      <text:p text:style-name="P2"><text:tab/>yours ever gratefully/</text:p>
      <text:p text:style-name="P2"><text:tab/><text:tab/>S. Morais/</text:p>
      <text:p text:style-name="P2"><text:tab/>Hazan of cong. “Mikve Israel”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1T10:01:17</meta:creation-date>
    <dc:date>2011-12-12T11:14:47.92</dc:date>
    <dc:language>en-US</dc:language>
    <meta:editing-cycles>3</meta:editing-cycles>
    <meta:editing-duration>PT00H04M10S</meta:editing-duration>
    <dc:creator>Penn Libraries</dc:creator>
    <meta:document-statistic meta:table-count="0" meta:image-count="0" meta:object-count="0" meta:page-count="3" meta:paragraph-count="70" meta:word-count="389" meta:character-count="2583"/>
    <meta:user-defined meta:name="Info 1"/>
    <meta:user-defined meta:name="Info 2"/>
    <meta:user-defined meta:name="Info 3"/>
    <meta:user-defined meta:name="Info 4"/>
  </office:meta>
</office:document-meta>
</file>